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8.5pt" fo:font-weight="normal" style:font-size-asian="8.5pt" style:font-weight-asian="normal" style:font-size-complex="8.5pt" style:font-weight-complex="normal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8.5pt" fo:font-weight="bold" style:font-size-asian="8.5pt" style:font-weight-asian="bold" style:font-size-complex="8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1">Input out put can be done in three ways</text:span>.1) <text:span text:style-name="T1">busy waiting:</text:span>the driver sits in a tight loop continuously polling the device. 2)<text:span text:style-name="T1"> interrupt:</text:span>when the device is finish the operating system blocks the caller. 3) <text:span text:style-name="T1">direct memory access:</text:span>I/O makes use of special hardware chip that can control the flow of bits between memory and cpu intervention.<text:span text:style-name="T1"> </text:span></text:p>
        <text:p text:style-name="P3">interrupt vector:<text:span text:style-name="T2">the device number may be used as an index into part of memory to find the address of the interrupt handler. </text:span>Pseudoparallelism<text:span text:style-name="T2">: the illusion of parallelism. </text:span>Multiprocessor<text:span text:style-name="T2">: two or more CPU sharing the same physical memory.</text:span></text:p>
        <text:p text:style-name="P3">Sequential processes<text:span text:style-name="T2">: or processses for short.an executing program. </text:span>Multiprogramming<text:span text:style-name="T2">: rapid switching back and forth between programs. </text:span>Four principal events for processes creations<text:span text:style-name="T2"> 1)system initialization. 2)execution of a process creation system call by a running process.3)a user request to create a new process.4)initiation of a batch job. </text:span>Daemons<text:span text:style-name="T2">: processes that stay in the background to handle activities. </text:span>Process<text:span text:style-name="T2"> </text:span>termination<text:span text:style-name="T2"> 1) normal exit(voluntary)2)error exit(v)3)fatal error(involuntary) like bugs 4)killed by another process(iv)</text:span>process group<text:span text:style-name="T2">: a process and all its descendants. </text:span>Init<text:span text:style-name="T2">: this is the root and the whole system belongs to a single tree.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nguyen</meta:initial-creator>
    <meta:creation-date>2018-03-14T21:42:55.84</meta:creation-date>
    <meta:printed-by>tom nguyen</meta:printed-by>
    <meta:print-date>2018-03-15T02:24:43.19</meta:print-date>
    <dc:date>2018-03-17T01:52:18.41</dc:date>
    <dc:creator>tom nguyen</dc:creator>
    <meta:editing-duration>PT2H20M2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182" meta:character-count="1231"/>
  </office:meta>
</office:document-meta>
</file>